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CDEEE+Calibri-Bold" svg:font-family="BCDEEE+Calibri-Bold" style:font-family-generic="roman" style:font-pitch="variable"/>
    <style:font-face style:name="BCDFEE+Calibri" svg:font-family="BCDFEE+Calibri" style:font-family-generic="roman" style:font-pitch="variable"/>
    <style:font-face style:name="BCDGEE+Calibri-Italic" svg:font-family="BCDGEE+Calibri-Italic" style:font-family-generic="roman" style:font-pitch="variable"/>
    <style:font-face style:name="BCDHEE+Calibri" svg:font-family="BCDHEE+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BCDEEE+Calibri-Bold" fo:font-size="14pt" style:font-size-asian="14pt"/>
    </style:style>
    <style:style style:name="P3" style:family="paragraph" style:parent-style-name="Standard">
      <style:paragraph-properties fo:text-align="start" style:justify-single-word="false"/>
      <style:text-properties style:font-name="BCDEEE+Calibri-Bold"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CDEEE+Calibri-Bold" fo:font-size="14pt" fo:font-style="italic" style:font-size-asian="14pt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BCDFEE+Calibri" fo:font-size="11pt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BCDFEE+Calibri" fo:font-size="11pt" officeooo:rsid="001fbf38" officeooo:paragraph-rsid="001fbf38" style:font-size-asian="11pt"/>
    </style:style>
    <style:style style:name="P7" style:family="paragraph" style:parent-style-name="Standard">
      <style:paragraph-properties fo:text-align="start" style:justify-single-word="false"/>
      <style:text-properties style:font-name="BCDFEE+Calibri" fo:font-size="11pt" fo:font-weight="bold" officeooo:rsid="001fbf38" officeooo:paragraph-rsid="001fbf38" style:font-size-asian="11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CDGEE+Calibri-Italic"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BCDGEE+Calibri-Italic" fo:font-size="12pt" fo:font-weight="bold" style:font-size-asian="12pt" style:font-weight-asian="bold" style:font-weight-complex="bold"/>
    </style:style>
    <style:style style:name="T1" style:family="text">
      <style:text-properties style:font-name="BCDFEE+Calibri" fo:font-size="11pt" style:font-size-asian="11pt"/>
    </style:style>
    <style:style style:name="T2" style:family="text">
      <style:text-properties style:font-name="BCDFEE+Calibri" fo:font-size="11pt" officeooo:rsid="001fb9c7" style:font-size-asian="11pt"/>
    </style:style>
    <style:style style:name="T3" style:family="text">
      <style:text-properties style:font-name="BCDFEE+Calibri" fo:font-size="11pt" officeooo:rsid="00209e68" style:font-size-asian="11pt"/>
    </style:style>
    <style:style style:name="T4" style:family="text">
      <style:text-properties style:font-name="BCDHEE+Calibri" fo:font-size="11pt" style:font-size-asian="11pt"/>
    </style:style>
    <style:style style:name="T5" style:family="text">
      <style:text-properties officeooo:rsid="00209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l test specification:</text:p>
      <text:p text:style-name="P2"/>
      <text:p text:style-name="P5">- Completely test the ALU functionality.</text:p>
      <text:p text:style-name="P5">- Execute all lines of the ALU code.</text:p>
      <text:p text:style-name="P5"/>
      <text:p text:style-name="P4">Detailed test specification:</text:p>
      <text:p text:style-name="P2"/>
      <text:p text:style-name="P9">A. Operations &amp; sequences</text:p>
      <text:p text:style-name="P8"/>
      <text:p text:style-name="P5">1. Test all operations.</text:p>
      <text:p text:style-name="P1"><text:span text:style-name="T2">2</text:span><text:span text:style-name="T1">. Test operations with incorrect ALU operation code.</text:span></text:p>
      <text:p text:style-name="P1"><text:span text:style-name="T3">3</text:span><text:span text:style-name="T1">. Test operations with incorrect number of data</text:span><text:span text:style-name="T4">’</text:span><text:span text:style-name="T1">s bits.</text:span></text:p>
      <text:p text:style-name="P5"><text:span text:style-name="T5">4</text:span>. Test operations with incorrect CRC.</text:p>
      <text:p text:style-name="P5"/>
      <text:p text:style-name="P7">B. Specific data corners </text:p>
      <text:p text:style-name="P6"/>
      <text:p text:style-name="P6">1. Simulate all zeros on an input for all operations.</text:p>
      <text:p text:style-name="P6">2. Simulate all ones on an input for all operations.</text:p>
      <text:p text:style-name="P6"/>
      <text:p text:style-name="P5">https://github.com/nmalota/VDIC/tree/lab01/lab0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BCDEEE+Calibri-Bold" svg:font-family="BCDEEE+Calibri-Bold" style:font-family-generic="roman" style:font-pitch="variable"/>
    <style:font-face style:name="BCDFEE+Calibri" svg:font-family="BCDFEE+Calibri" style:font-family-generic="roman" style:font-pitch="variable"/>
    <style:font-face style:name="BCDGEE+Calibri-Italic" svg:font-family="BCDGEE+Calibri-Italic" style:font-family-generic="roman" style:font-pitch="variable"/>
    <style:font-face style:name="BCDHEE+Calibri" svg:font-family="BCDHEE+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ota Natalia</meta:initial-creator>
    <meta:creation-date>2021-11-18T14:23:42.834294237</meta:creation-date>
    <dc:date>2021-11-18T14:32:33.560736824</dc:date>
    <dc:creator>Malota Natalia</dc:creator>
    <meta:editing-duration>PT2M31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13" meta:word-count="76" meta:character-count="504" meta:non-whitespace-character-count="440"/>
  </office:meta>
</office:document-meta>
</file>